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2.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2.2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1.03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fo:font-weight="bold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font-size="12pt" fo:font-weight="bold" style:font-size-asian="18pt" style:font-size-complex="18pt"/>
    </style:style>
    <style:style style:name="P5" style:family="paragraph">
      <style:paragraph-properties fo:text-align="center"/>
      <style:text-properties fo:color="#0000cc" fo:font-size="11pt" fo:font-style="italic" fo:font-weight="bold" style:font-size-asian="18pt" style:font-style-asian="italic" style:font-size-complex="18pt" style:font-style-complex="italic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0000cc" fo:font-size="11pt" fo:font-style="italic" fo:font-weight="bold" style:font-size-asian="18pt" style:font-style-asian="italic" style:font-size-complex="18pt" style:font-style-complex="italic" style:font-weight-complex="normal"/>
    </style:style>
    <style:style style:name="P7" style:family="paragraph">
      <style:paragraph-properties fo:text-align="center"/>
      <style:text-properties fo:color="#0000cc" fo:font-size="11pt" fo:font-style="italic" fo:font-weight="bold" style:font-size-asian="18pt" style:font-style-asian="italic" style:font-size-complex="18pt" style:font-style-complex="italic" style:font-weight-complex="600"/>
    </style:style>
    <style:style style:name="P8" style:family="paragraph">
      <loext:graphic-properties draw:fill="none" draw:fill-color="#ffffff"/>
      <style:paragraph-properties fo:text-align="center"/>
      <style:text-properties fo:color="#0000cc" fo:font-size="11pt" fo:font-style="italic" fo:font-weight="bold" style:font-size-asian="18pt" style:font-style-asian="italic" style:font-size-complex="18pt" style:font-style-complex="italic" style:font-weight-complex="600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italic" fo:font-weight="normal" style:font-style-asian="italic" style:font-weight-asian="bold" style:font-style-complex="italic" style:font-weight-complex="normal"/>
    </style:style>
    <style:style style:name="T5" style:family="text">
      <style:text-properties fo:font-size="11pt" fo:font-style="italic" fo:font-weight="normal" style:font-style-asian="italic" style:font-weight-asian="bold" style:font-style-complex="italic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3.228cm" svg:height="1.191cm" svg:x="1.3cm" svg:y="8.743cm">
          <draw:text-box>
            <text:p text:style-name="P1"><text:span text:style-name="T1">Raw data</text:span></text:p>
            <text:p text:style-name="P1">(R&amp;D reviews)</text:p>
          </draw:text-box>
        </draw:frame>
        <draw:frame draw:style-name="gr1" draw:text-style-name="P4" draw:layer="layout" svg:width="2.085cm" svg:height="1.191cm" svg:x="8.115cm" svg:y="8.609cm">
          <draw:text-box>
            <text:p text:style-name="P3"><text:span text:style-name="T2">.yml file</text:span></text:p>
            <text:p text:style-name="P3"><text:span text:style-name="T3">(YAML)</text:span></text:p>
          </draw:text-box>
        </draw:frame>
        <draw:frame draw:style-name="gr1" draw:text-style-name="P2" draw:layer="layout" svg:width="2.394cm" svg:height="2.131cm" svg:x="14.331cm" svg:y="8.539cm">
          <draw:text-box>
            <text:p text:style-name="P1"><text:span text:style-name="T1">.csv file</text:span></text:p>
            <text:p text:style-name="P3"><text:span text:style-name="T3">(comma </text:span></text:p>
            <text:p text:style-name="P3"><text:span text:style-name="T3">separated</text:span></text:p>
            <text:p text:style-name="P3"><text:span text:style-name="T3"><text:s/></text:span><text:span text:style-name="T3">value)</text:span></text:p>
          </draw:text-box>
        </draw:frame>
        <draw:frame draw:style-name="gr1" draw:text-style-name="P2" draw:layer="layout" svg:width="2.386cm" svg:height="1.191cm" svg:x="20.3cm" svg:y="8.6cm">
          <draw:text-box>
            <text:p text:style-name="P1"><text:span text:style-name="T1">Graph</text:span></text:p>
            <text:p text:style-name="P1"><text:span text:style-name="T3"><text:s/></text:span><text:span text:style-name="T3">(network)</text:span></text:p>
          </draw:text-box>
        </draw:frame>
        <draw:frame draw:style-name="gr2" draw:text-style-name="P6" draw:layer="layout" svg:width="3.47cm" svg:height="1.115cm" svg:x="4.73cm" svg:y="8.3cm">
          <draw:text-box>
            <text:p text:style-name="P5"><text:span text:style-name="T4">Data capture</text:span></text:p>
          </draw:text-box>
        </draw:frame>
        <draw:frame draw:style-name="gr3" draw:text-style-name="P6" draw:layer="layout" svg:width="2.754cm" svg:height="0.683cm" svg:x="10.846cm" svg:y="8.317cm">
          <draw:text-box>
            <text:p text:style-name="P5"><text:span text:style-name="T4">Python script</text:span></text:p>
          </draw:text-box>
        </draw:frame>
        <draw:frame draw:style-name="gr4" draw:text-style-name="P8" draw:layer="layout" svg:width="1.539cm" svg:height="0.683cm" svg:x="17.7cm" svg:y="8.317cm">
          <draw:text-box>
            <text:p text:style-name="P7"><text:span text:style-name="T5">Gephi</text:span></text:p>
          </draw:text-box>
        </draw:frame>
        <draw:line draw:style-name="gr5" draw:text-style-name="P9" draw:layer="layout" svg:x1="10.8cm" svg:y1="9.2cm" svg:x2="13.931cm" svg:y2="9.2cm">
          <text:p/>
        </draw:line>
        <draw:line draw:style-name="gr5" draw:text-style-name="P9" draw:layer="layout" svg:x1="4.8cm" svg:y1="9.2cm" svg:x2="7.8cm" svg:y2="9.2cm">
          <text:p/>
        </draw:line>
        <draw:line draw:style-name="gr5" draw:text-style-name="P9" draw:layer="layout" svg:x1="17.1cm" svg:y1="9.2cm" svg:x2="20.231cm" svg:y2="9.2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21:54:44.102609151</meta:creation-date>
    <dc:date>2017-07-14T22:52:38.249526113</dc:date>
    <meta:editing-duration>PT47M32S</meta:editing-duration>
    <meta:editing-cycles>4</meta:editing-cycles>
    <meta:generator>LibreOffice/5.3.1.2$Linux_X86_64 LibreOffice_project/30m0$Build-2</meta:generator>
    <meta:document-statistic meta:object-count="33"/>
  </office:meta>
</office:document-meta>
</file>